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C000002C2399448A4.png" manifest:media-type="image/png"/>
  <manifest:file-entry manifest:full-path="Pictures/100000010000017F000002BD3866D676.png" manifest:media-type="image/png"/>
  <manifest:file-entry manifest:full-path="Pictures/1000000100000180000002BFAAD909F1.png" manifest:media-type="image/png"/>
  <manifest:file-entry manifest:full-path="Pictures/100000010000017F000002BF83A30C50.png" manifest:media-type="image/png"/>
  <manifest:file-entry manifest:full-path="Pictures/100000010000017D000002BDDA3087F9.png" manifest:media-type="image/png"/>
  <manifest:file-entry manifest:full-path="Pictures/1000000100000180000002C0F05B0F48.png" manifest:media-type="image/png"/>
  <manifest:file-entry manifest:full-path="Pictures/100000010000017F000002BEEEBB683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7cb0" officeooo:paragraph-rsid="00067c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­<draw:frame draw:style-name="fr1" draw:name="Figura1" text:anchor-type="char" svg:x="-2cm" svg:y="-2cm" svg:width="5.563cm" svg:height="10.183cm" draw:z-index="0"><draw:image xlink:href="Pictures/100000010000017F000002BD3866D676.png" xlink:type="simple" xlink:show="embed" xlink:actuate="onLoad" draw:mime-type="image/png"/></draw:frame>-<draw:frame draw:style-name="fr1" draw:name="Figura2" text:anchor-type="char" svg:x="13.4cm" svg:y="-1.926cm" svg:width="5.6cm" svg:height="10.28cm" draw:z-index="1"><draw:image xlink:href="Pictures/1000000100000180000002BFAAD909F1.png" xlink:type="simple" xlink:show="embed" xlink:actuate="onLoad" draw:mime-type="image/png"/></draw:frame><draw:frame draw:style-name="fr1" draw:name="Figura3" text:anchor-type="char" svg:x="5.639cm" svg:y="-2cm" svg:width="5.546cm" svg:height="10.179cm" draw:z-index="2"><draw:image xlink:href="Pictures/100000010000017F000002BF83A30C5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6" text:anchor-type="char" svg:x="13.196cm" svg:y="0.076cm" svg:width="5.803cm" svg:height="10.675cm" draw:z-index="5"><draw:image xlink:href="Pictures/100000010000017D000002BDDA3087F9.png" xlink:type="simple" xlink:show="embed" xlink:actuate="onLoad" draw:mime-type="image/png"/></draw:frame><draw:frame draw:style-name="fr1" draw:name="Figura5" text:anchor-type="char" svg:x="-1.767cm" svg:y="0.153cm" svg:width="4.905cm" svg:height="8.989cm" draw:z-index="4"><draw:image xlink:href="Pictures/100000010000017F000002BEEEBB6833.png" xlink:type="simple" xlink:show="embed" xlink:actuate="onLoad" draw:mime-type="image/png"/></draw:frame><draw:frame draw:style-name="fr1" draw:name="Figura4" text:anchor-type="char" svg:x="5.786cm" svg:y="0.191cm" svg:width="5.345cm" svg:height="9.797cm" draw:z-index="3"><draw:image xlink:href="Pictures/1000000100000180000002C0F05B0F4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7" text:anchor-type="char" svg:x="-1.965cm" svg:y="0.044cm" svg:width="5.415cm" svg:height="10.061cm" draw:z-index="6"><draw:image xlink:href="Pictures/100000010000017C000002C2399448A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8T14:15:20.703000000</meta:creation-date>
    <dc:date>2025-06-18T14:27:55.027000000</dc:date>
    <meta:editing-duration>PT19S</meta:editing-duration>
    <meta:editing-cycles>1</meta:editing-cycles>
    <meta:document-statistic meta:table-count="0" meta:image-count="7" meta:object-count="0" meta:page-count="3" meta:paragraph-count="1" meta:word-count="2" meta:character-count="2" meta:non-whitespace-character-count="2"/>
    <meta:generator>LibreOffice/24.2.5.2$Windows_X86_64 LibreOffice_project/bffef4ea93e59bebbeaf7f431bb02b1a39ee8a59</meta:generator>
  </office:meta>
</office:document-meta>
</file>